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1CA2B402E202FBB28B.png" manifest:media-type="image/png"/>
  <manifest:file-entry manifest:full-path="Pictures/100000000000001C0000001CA726232871F6B3E2.png" manifest:media-type="image/png"/>
  <manifest:file-entry manifest:full-path="Pictures/100000000000001C0000001C0BB9DEB0FE8A008C.png" manifest:media-type="image/png"/>
  <manifest:file-entry manifest:full-path="Pictures/100000000000001C0000001C59AFCF0ABD223C0C.png" manifest:media-type="image/png"/>
  <manifest:file-entry manifest:full-path="Pictures/100000000000001C0000001C5A9D277BE04D9924.png" manifest:media-type="image/png"/>
  <manifest:file-entry manifest:full-path="Pictures/100000000000001C0000001C4DBBF490CF28B55A.png" manifest:media-type="image/png"/>
  <manifest:file-entry manifest:full-path="Pictures/100000000000001C0000001CF6601BE10655283E.png" manifest:media-type="image/png"/>
  <manifest:file-entry manifest:full-path="Pictures/100000000000001C0000001C050298A9F6FBC25C.png" manifest:media-type="image/png"/>
  <manifest:file-entry manifest:full-path="Pictures/100000000000001C0000001C24905797DC9158A4.png" manifest:media-type="image/png"/>
  <manifest:file-entry manifest:full-path="Pictures/100000000000001C0000001C7F63F2EDC40AD056.png" manifest:media-type="image/png"/>
  <manifest:file-entry manifest:full-path="Pictures/100000000000001C0000001C1D51EB55F4AAEF2A.png" manifest:media-type="image/png"/>
  <manifest:file-entry manifest:full-path="Pictures/100000000000001C0000001C50AA6481693C0051.png" manifest:media-type="image/png"/>
  <manifest:file-entry manifest:full-path="Pictures/100000000000001C0000001C780E2502E2B8E3FB.png" manifest:media-type="image/png"/>
  <manifest:file-entry manifest:full-path="Pictures/100000000000001C0000001C1612BCAAEB135F2B.png" manifest:media-type="image/png"/>
  <manifest:file-entry manifest:full-path="Pictures/100000000000001C0000001CBA2B893FE08C0B88.png" manifest:media-type="image/png"/>
  <manifest:file-entry manifest:full-path="Pictures/100000000000001C0000001CF3105EBD880A9748.png" manifest:media-type="image/png"/>
  <manifest:file-entry manifest:full-path="Pictures/100000000000001C0000001C1DAAD53173E39476.png" manifest:media-type="image/png"/>
  <manifest:file-entry manifest:full-path="Pictures/100000000000001C0000001C7081E06A7D23D1CC.png" manifest:media-type="image/png"/>
  <manifest:file-entry manifest:full-path="Pictures/100000000000001C0000001C15262C99DB5FC336.png" manifest:media-type="image/png"/>
  <manifest:file-entry manifest:full-path="Pictures/100000000000001C0000001C9458A495BFAAF289.png" manifest:media-type="image/png"/>
  <manifest:file-entry manifest:full-path="Pictures/100000000000001C0000001C7734EC62E76D770D.png" manifest:media-type="image/png"/>
  <manifest:file-entry manifest:full-path="Pictures/100000000000001C0000001CF9DE2B2FDB1FF8DD.png" manifest:media-type="image/png"/>
  <manifest:file-entry manifest:full-path="Pictures/100000000000001C0000001C0146E62675585B79.png" manifest:media-type="image/png"/>
  <manifest:file-entry manifest:full-path="Pictures/100000000000001C0000001C2D0496C2C8266D26.png" manifest:media-type="image/png"/>
  <manifest:file-entry manifest:full-path="Pictures/100000000000001C0000001C11C51B9AC9093F98.png" manifest:media-type="image/png"/>
  <manifest:file-entry manifest:full-path="Pictures/100000000000001C0000001C017673EF4D752038.png" manifest:media-type="image/png"/>
  <manifest:file-entry manifest:full-path="Pictures/100000000000001C0000001CBB2F89BE2D57843E.png" manifest:media-type="image/png"/>
  <manifest:file-entry manifest:full-path="Pictures/100000000000001C0000001C9204801FD4846F18.png" manifest:media-type="image/png"/>
  <manifest:file-entry manifest:full-path="Pictures/100000000000001C0000001C9DAF8250290992E2.png" manifest:media-type="image/png"/>
  <manifest:file-entry manifest:full-path="Pictures/100000000000001C0000001C97DD0C66B2E2DF4B.png" manifest:media-type="image/png"/>
  <manifest:file-entry manifest:full-path="Pictures/100000000000001C0000001C90C4A707C93A05CF.png" manifest:media-type="image/png"/>
  <manifest:file-entry manifest:full-path="Pictures/100000000000001C0000001C9940DCDE42C33B30.png" manifest:media-type="image/png"/>
  <manifest:file-entry manifest:full-path="Pictures/100000000000001C0000001C00287B8F54FFE834.png" manifest:media-type="image/png"/>
  <manifest:file-entry manifest:full-path="Pictures/100000000000001C0000001CF4A08A85F96C9CE9.png" manifest:media-type="image/png"/>
  <manifest:file-entry manifest:full-path="Pictures/100000000000001C0000001CA8E280E8D2BA4BDE.png" manifest:media-type="image/png"/>
  <manifest:file-entry manifest:full-path="Pictures/100000000000001C0000001C47D7A93B6F3E8DFD.png" manifest:media-type="image/png"/>
  <manifest:file-entry manifest:full-path="Pictures/100000000000001C0000001CE901D144617800DE.png" manifest:media-type="image/png"/>
  <manifest:file-entry manifest:full-path="Pictures/100000000000001C0000001C117169C983F0E519.png" manifest:media-type="image/png"/>
  <manifest:file-entry manifest:full-path="Pictures/100000000000001C0000001C9D59D8BB0A780069.png" manifest:media-type="image/png"/>
  <manifest:file-entry manifest:full-path="Pictures/100000000000001C0000001C308E05192B938BAF.png" manifest:media-type="image/png"/>
  <manifest:file-entry manifest:full-path="Pictures/100000000000001C0000001C614DEFE32DE2851D.png" manifest:media-type="image/png"/>
  <manifest:file-entry manifest:full-path="Pictures/100000000000001C0000001CC3BDE806DDBE26E3.png" manifest:media-type="image/png"/>
  <manifest:file-entry manifest:full-path="Pictures/100000000000001C0000001C620C5023AD293716.png" manifest:media-type="image/png"/>
  <manifest:file-entry manifest:full-path="Pictures/100000000000001C0000001C75B232913E08B70F.png" manifest:media-type="image/png"/>
  <manifest:file-entry manifest:full-path="Pictures/100000000000001C0000001C9F872234F161B4D6.png" manifest:media-type="image/png"/>
  <manifest:file-entry manifest:full-path="Pictures/100000000000001C0000001CC56585C0AE6BAD08.png" manifest:media-type="image/png"/>
  <manifest:file-entry manifest:full-path="Pictures/100000000000001C0000001C3BD493BF56F755D7.png" manifest:media-type="image/png"/>
  <manifest:file-entry manifest:full-path="Pictures/100000000000001C0000001C41A3578A85B48C1C.png" manifest:media-type="image/png"/>
  <manifest:file-entry manifest:full-path="Pictures/100000000000001C0000001C700671DC6F07A843.png" manifest:media-type="image/png"/>
  <manifest:file-entry manifest:full-path="Pictures/100000000000001C0000001C93C93C8B048A1A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3.517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3.517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59cm" fo:break-before="page" table:align="margins"/>
    </style:style>
    <style:style style:name="Tabelle3.A" style:family="table-column">
      <style:table-column-properties style:column-width="3.517cm" style:rel-column-width="1310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9cm" table:align="margins"/>
    </style:style>
    <style:style style:name="Tabelle4.A" style:family="table-column">
      <style:table-column-properties style:column-width="3.517cm" style:rel-column-width="1310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b905" officeooo:paragraph-rsid="0001b905"/>
    </style:style>
    <style:style style:name="P2" style:family="paragraph" style:parent-style-name="Text_20_body">
      <style:text-properties officeooo:rsid="0002981d" officeooo:paragraph-rsid="0002981d"/>
    </style:style>
    <style:style style:name="P3" style:family="paragraph" style:parent-style-name="Text_20_body">
      <style:text-properties officeooo:paragraph-rsid="0002981d"/>
    </style:style>
    <style:style style:name="P4" style:family="paragraph" style:parent-style-name="Text_20_body">
      <style:paragraph-properties fo:break-before="page"/>
      <style:text-properties officeooo:rsid="0002981d" officeooo:paragraph-rsid="0002981d"/>
    </style:style>
    <style:style style:name="P5" style:family="paragraph" style:parent-style-name="Table_20_Contents">
      <style:text-properties officeooo:rsid="00057176" officeooo:paragraph-rsid="00057176"/>
    </style:style>
    <style:style style:name="P6" style:family="paragraph" style:parent-style-name="Table_20_Contents">
      <style:text-properties officeooo:rsid="00057176" officeooo:paragraph-rsid="00069747"/>
    </style:style>
    <style:style style:name="P7" style:family="paragraph" style:parent-style-name="Table_20_Contents">
      <style:text-properties officeooo:rsid="00069747" officeooo:paragraph-rsid="00069747"/>
    </style:style>
    <style:style style:name="P8" style:family="paragraph" style:parent-style-name="Table_20_Contents">
      <style:text-properties officeooo:rsid="0006f513" officeooo:paragraph-rsid="0006f513"/>
    </style:style>
    <style:style style:name="P9" style:family="paragraph" style:parent-style-name="Table_20_Contents">
      <style:text-properties officeooo:rsid="00080b9e" officeooo:paragraph-rsid="00080b9e"/>
    </style:style>
    <style:style style:name="P10" style:family="paragraph" style:parent-style-name="Table_20_Contents">
      <style:text-properties officeooo:rsid="000974a7" officeooo:paragraph-rsid="000974a7"/>
    </style:style>
    <style:style style:name="P11" style:family="paragraph" style:parent-style-name="Table_20_Contents">
      <style:text-properties officeooo:rsid="000a0b1b" officeooo:paragraph-rsid="000a0b1b"/>
    </style:style>
    <style:style style:name="P12" style:family="paragraph" style:parent-style-name="Table_20_Contents">
      <style:text-properties officeooo:rsid="000a0b1b" officeooo:paragraph-rsid="000af7ea"/>
    </style:style>
    <style:style style:name="P13" style:family="paragraph" style:parent-style-name="Table_20_Contents">
      <style:text-properties officeooo:rsid="000cd756" officeooo:paragraph-rsid="000cd756"/>
    </style:style>
    <style:style style:name="P14" style:family="paragraph" style:parent-style-name="Table_20_Contents">
      <style:text-properties officeooo:rsid="000ce71e" officeooo:paragraph-rsid="000ce71e"/>
    </style:style>
    <style:style style:name="P15" style:family="paragraph" style:parent-style-name="Table_20_Contents">
      <style:text-properties officeooo:rsid="000dbf15" officeooo:paragraph-rsid="000dbf15"/>
    </style:style>
    <style:style style:name="P16" style:family="paragraph" style:parent-style-name="Table_20_Contents">
      <style:text-properties officeooo:rsid="000e6fc5" officeooo:paragraph-rsid="000e6fc5"/>
    </style:style>
    <style:style style:name="P17" style:family="paragraph" style:parent-style-name="Text_20_body">
      <style:text-properties officeooo:rsid="0002981d" officeooo:paragraph-rsid="0002981d"/>
    </style:style>
    <style:style style:name="P18" style:family="paragraph" style:parent-style-name="Text_20_body">
      <style:paragraph-properties fo:break-before="page"/>
      <style:text-properties officeooo:rsid="00134cc0" officeooo:paragraph-rsid="001409db"/>
    </style:style>
    <style:style style:name="P19" style:family="paragraph" style:parent-style-name="Table_20_Contents">
      <style:text-properties officeooo:rsid="00118bee" officeooo:paragraph-rsid="00118bee"/>
    </style:style>
    <style:style style:name="T1" style:family="text">
      <style:text-properties officeooo:rsid="00057176"/>
    </style:style>
    <style:style style:name="T2" style:family="text">
      <style:text-properties officeooo:rsid="000af7ea"/>
    </style:style>
    <style:style style:name="T3" style:family="text">
      <style:text-properties fo:language="de" fo:country="DE" officeooo:rsid="001060fd"/>
    </style:style>
    <style:style style:name="T4" style:family="text">
      <style:text-properties fo:language="de" fo:country="DE" officeooo:rsid="001409db"/>
    </style:style>
    <style:style style:name="T5" style:family="text">
      <style:text-properties officeooo:rsid="0012ab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’000’000 Iterationen <text:line-break/>uniform<text:span text:style-name="T5">[</text:span>-1,1<text:span text:style-name="T5">]</text:span><text:line-break/>0.9379</text:p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Table_20_Contents"><draw:frame draw:style-name="fr1" draw:name="Bild1" text:anchor-type="paragraph" svg:width="2.499cm" svg:height="2.499cm" draw:z-index="0"><draw:image xlink:href="Pictures/100000000000001C0000001CBA2B893FE08C0B88.png" xlink:type="simple" xlink:show="embed" xlink:actuate="onLoad"/></draw:frame></text:p>
          </table:table-cell>
          <table:table-cell table:style-name="Tabelle1.A1" office:value-type="string">
            <text:p text:style-name="Table_20_Contents"><draw:frame draw:style-name="fr1" draw:name="Bild2" text:anchor-type="paragraph" svg:width="2.499cm" svg:height="2.499cm" draw:z-index="1"><draw:image xlink:href="Pictures/100000000000001C0000001C00287B8F54FFE834.png" xlink:type="simple" xlink:show="embed" xlink:actuate="onLoad"/></draw:frame></text:p>
          </table:table-cell>
          <table:table-cell table:style-name="Tabelle1.A1" office:value-type="string">
            <text:p text:style-name="Table_20_Contents"><draw:frame draw:style-name="fr1" draw:name="Bild3" text:anchor-type="paragraph" svg:width="2.499cm" svg:height="2.499cm" draw:z-index="2"><draw:image xlink:href="Pictures/100000000000001C0000001C780E2502E2B8E3FB.png" xlink:type="simple" xlink:show="embed" xlink:actuate="onLoad"/></draw:frame></text:p>
          </table:table-cell>
          <table:table-cell table:style-name="Tabelle1.A1" office:value-type="string">
            <text:p text:style-name="Table_20_Contents"><draw:frame draw:style-name="fr1" draw:name="Bild4" text:anchor-type="paragraph" svg:width="2.499cm" svg:height="2.499cm" draw:z-index="3"><draw:image xlink:href="Pictures/100000000000001C0000001C1612BCAAEB135F2B.png" xlink:type="simple" xlink:show="embed" xlink:actuate="onLoad"/></draw:frame></text:p>
          </table:table-cell>
          <table:table-cell table:style-name="Tabelle1.E1" office:value-type="string">
            <text:p text:style-name="Table_20_Contents"><draw:frame draw:style-name="fr1" draw:name="Bild5" text:anchor-type="paragraph" svg:width="2.499cm" svg:height="2.499cm" draw:z-index="4"><draw:image xlink:href="Pictures/100000000000001C0000001CF9DE2B2FDB1FF8D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Bild6" text:anchor-type="paragraph" svg:width="2.499cm" svg:height="2.499cm" draw:z-index="5"><draw:image xlink:href="Pictures/100000000000001C0000001CBB2F89BE2D57843E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7" text:anchor-type="paragraph" svg:width="2.499cm" svg:height="2.499cm" draw:z-index="6"><draw:image xlink:href="Pictures/100000000000001C0000001C9940DCDE42C33B30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8" text:anchor-type="paragraph" svg:width="2.499cm" svg:height="2.499cm" draw:z-index="7"><draw:image xlink:href="Pictures/100000000000001C0000001C9458A495BFAAF289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9" text:anchor-type="paragraph" svg:width="2.499cm" svg:height="2.499cm" draw:z-index="8"><draw:image xlink:href="Pictures/100000000000001C0000001C0146E62675585B79.png" xlink:type="simple" xlink:show="embed" xlink:actuate="onLoad"/></draw:frame></text:p>
          </table:table-cell>
          <table:table-cell table:style-name="Tabelle1.E2" office:value-type="string">
            <text:p text:style-name="Table_20_Contents"><draw:frame draw:style-name="fr1" draw:name="Bild10" text:anchor-type="paragraph" svg:width="2.499cm" svg:height="2.499cm" draw:z-index="9"><draw:image xlink:href="Pictures/100000000000001C0000001C97DD0C66B2E2DF4B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Bild11" text:anchor-type="paragraph" svg:width="2.499cm" svg:height="2.499cm" draw:z-index="10"><draw:image xlink:href="Pictures/100000000000001C0000001C90C4A707C93A05CF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2" draw:name="Bild12" text:anchor-type="paragraph" svg:width="2.499cm" svg:height="2.499cm" draw:z-index="11"><draw:image xlink:href="Pictures/100000000000001C0000001CF3105EBD880A9748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2" draw:name="Bild13" text:anchor-type="paragraph" svg:width="2.499cm" svg:height="2.499cm" draw:z-index="12"><draw:image xlink:href="Pictures/100000000000001C0000001C7F63F2EDC40AD056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2" draw:name="Bild14" text:anchor-type="paragraph" svg:width="2.499cm" svg:height="2.499cm" draw:z-index="13"><draw:image xlink:href="Pictures/100000000000001C0000001CF6601BE10655283E.png" xlink:type="simple" xlink:show="embed" xlink:actuate="onLoad"/></draw:frame></text:p>
          </table:table-cell>
          <table:table-cell table:style-name="Tabelle1.E2" office:value-type="string">
            <text:p text:style-name="Table_20_Contents"><draw:frame draw:style-name="fr2" draw:name="Bild15" text:anchor-type="paragraph" svg:width="2.499cm" svg:height="2.499cm" draw:z-index="14"><draw:image xlink:href="Pictures/100000000000001C0000001C2D0496C2C8266D26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<draw:frame draw:style-name="fr2" draw:name="Bild16" text:anchor-type="paragraph" svg:width="2.499cm" svg:height="2.499cm" draw:z-index="15"><draw:image xlink:href="Pictures/100000000000001C0000001C1D51EB55F4AAEF2A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17" text:anchor-type="paragraph" svg:width="2.499cm" svg:height="2.499cm" draw:z-index="16"><draw:image xlink:href="Pictures/100000000000001C0000001C050298A9F6FBC25C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18" text:anchor-type="paragraph" svg:width="2.499cm" svg:height="2.499cm" draw:z-index="17"><draw:image xlink:href="Pictures/100000000000001C0000001C0BB9DEB0FE8A008C.png" xlink:type="simple" xlink:show="embed" xlink:actuate="onLoad"/></draw:frame></text:p>
          </table:table-cell>
          <table:table-cell table:style-name="Tabelle1.A2" office:value-type="string">
            <text:p text:style-name="Table_20_Contents"><draw:frame draw:style-name="fr1" draw:name="Bild19" text:anchor-type="paragraph" svg:width="2.499cm" svg:height="2.499cm" draw:z-index="18"><draw:image xlink:href="Pictures/100000000000001C0000001C59AFCF0ABD223C0C.png" xlink:type="simple" xlink:show="embed" xlink:actuate="onLoad"/></draw:frame></text:p>
          </table:table-cell>
          <table:table-cell table:style-name="Tabelle1.E2" office:value-type="string">
            <text:p text:style-name="Table_20_Contents"><draw:frame draw:style-name="fr1" draw:name="Bild20" text:anchor-type="paragraph" svg:width="2.499cm" svg:height="2.499cm" draw:z-index="19"><draw:image xlink:href="Pictures/100000000000001C0000001C4DBBF490CF28B55A.png" xlink:type="simple" xlink:show="embed" xlink:actuate="onLoad"/></draw:frame></text:p>
          </table:table-cell>
        </table:table-row>
      </table:table>
      <text:p text:style-name="P1"/>
      <text:p text:style-name="P4">100’000 Iterationen <text:line-break/>uniform(<text:span text:style-name="T5">[</text:span>-0.2,0.2<text:span text:style-name="T5">]</text:span>+<text:span text:style-name="T1">range[-1,1]</text:span><text:line-break/>0.9476</text:p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Table_20_Contents"><draw:frame draw:style-name="fr1" draw:name="Bild21" text:anchor-type="paragraph" svg:width="2.499cm" svg:height="2.499cm" draw:z-index="20"><draw:image xlink:href="Pictures/100000000000001C0000001C9D59D8BB0A780069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Bild22" text:anchor-type="paragraph" svg:width="2.499cm" svg:height="2.499cm" draw:z-index="21"><draw:image xlink:href="Pictures/100000000000001C0000001C1DAAD53173E39476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Bild23" text:anchor-type="paragraph" svg:width="2.499cm" svg:height="2.499cm" draw:z-index="22"><draw:image xlink:href="Pictures/100000000000001C0000001C9204801FD4846F18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1" draw:name="Bild24" text:anchor-type="paragraph" svg:width="2.499cm" svg:height="2.499cm" draw:z-index="23"><draw:image xlink:href="Pictures/100000000000001C0000001C11C51B9AC9093F98.png" xlink:type="simple" xlink:show="embed" xlink:actuate="onLoad"/></draw:frame></text:p>
          </table:table-cell>
          <table:table-cell table:style-name="Tabelle2.E1" office:value-type="string">
            <text:p text:style-name="Table_20_Contents"><draw:frame draw:style-name="fr1" draw:name="Bild25" text:anchor-type="paragraph" svg:width="2.499cm" svg:height="2.499cm" draw:z-index="24"><draw:image xlink:href="Pictures/100000000000001C0000001C7081E06A7D23D1CC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<draw:frame draw:style-name="fr1" draw:name="Bild26" text:anchor-type="paragraph" svg:width="2.499cm" svg:height="2.499cm" draw:z-index="25"><draw:image xlink:href="Pictures/100000000000001C0000001CF4A08A85F96C9CE9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27" text:anchor-type="paragraph" svg:width="2.499cm" svg:height="2.499cm" draw:z-index="26"><draw:image xlink:href="Pictures/100000000000001C0000001CA8E280E8D2BA4BDE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28" text:anchor-type="paragraph" svg:width="2.499cm" svg:height="2.499cm" draw:z-index="27"><draw:image xlink:href="Pictures/100000000000001C0000001C47D7A93B6F3E8DFD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29" text:anchor-type="paragraph" svg:width="2.499cm" svg:height="2.499cm" draw:z-index="28"><draw:image xlink:href="Pictures/100000000000001C0000001C117169C983F0E519.png" xlink:type="simple" xlink:show="embed" xlink:actuate="onLoad"/></draw:frame></text:p>
          </table:table-cell>
          <table:table-cell table:style-name="Tabelle2.E2" office:value-type="string">
            <text:p text:style-name="Table_20_Contents"><draw:frame draw:style-name="fr1" draw:name="Bild30" text:anchor-type="paragraph" svg:width="2.499cm" svg:height="2.499cm" draw:z-index="29"><draw:image xlink:href="Pictures/100000000000001C0000001C5A9D277BE04D9924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<draw:frame draw:style-name="fr1" draw:name="Bild31" text:anchor-type="paragraph" svg:width="2.499cm" svg:height="2.499cm" draw:z-index="30"><draw:image xlink:href="Pictures/100000000000001C0000001C41A3578A85B48C1C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32" text:anchor-type="paragraph" svg:width="2.499cm" svg:height="2.499cm" draw:z-index="31"><draw:image xlink:href="Pictures/100000000000001C0000001C308E05192B938BAF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33" text:anchor-type="paragraph" svg:width="2.499cm" svg:height="2.499cm" draw:z-index="32"><draw:image xlink:href="Pictures/100000000000001C0000001C614DEFE32DE2851D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34" text:anchor-type="paragraph" svg:width="2.499cm" svg:height="2.499cm" draw:z-index="33"><draw:image xlink:href="Pictures/100000000000001C0000001C7734EC62E76D770D.png" xlink:type="simple" xlink:show="embed" xlink:actuate="onLoad"/></draw:frame></text:p>
          </table:table-cell>
          <table:table-cell table:style-name="Tabelle2.E2" office:value-type="string">
            <text:p text:style-name="Table_20_Contents"><draw:frame draw:style-name="fr1" draw:name="Bild35" text:anchor-type="paragraph" svg:width="2.499cm" svg:height="2.499cm" draw:z-index="34"><draw:image xlink:href="Pictures/100000000000001C0000001C75B232913E08B70F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<draw:frame draw:style-name="fr1" draw:name="Bild36" text:anchor-type="paragraph" svg:width="2.499cm" svg:height="2.499cm" draw:z-index="35"><draw:image xlink:href="Pictures/100000000000001C0000001C9F872234F161B4D6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37" text:anchor-type="paragraph" svg:width="2.499cm" svg:height="2.499cm" draw:z-index="36"><draw:image xlink:href="Pictures/100000000000001C0000001CC56585C0AE6BAD08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38" text:anchor-type="paragraph" svg:width="2.499cm" svg:height="2.499cm" draw:z-index="37"><draw:image xlink:href="Pictures/100000000000001C0000001C700671DC6F07A843.png" xlink:type="simple" xlink:show="embed" xlink:actuate="onLoad"/></draw:frame></text:p>
          </table:table-cell>
          <table:table-cell table:style-name="Tabelle2.A2" office:value-type="string">
            <text:p text:style-name="Table_20_Contents"><draw:frame draw:style-name="fr1" draw:name="Bild39" text:anchor-type="paragraph" svg:width="2.499cm" svg:height="2.499cm" draw:z-index="38"><draw:image xlink:href="Pictures/100000000000001C0000001C50AA6481693C0051.png" xlink:type="simple" xlink:show="embed" xlink:actuate="onLoad"/></draw:frame></text:p>
          </table:table-cell>
          <table:table-cell table:style-name="Tabelle2.E2" office:value-type="string">
            <text:p text:style-name="Table_20_Contents"><draw:frame draw:style-name="fr1" draw:name="Bild40" text:anchor-type="paragraph" svg:width="2.499cm" svg:height="2.499cm" draw:z-index="39"><draw:image xlink:href="Pictures/100000000000001C0000001CC3BDE806DDBE26E3.png" xlink:type="simple" xlink:show="embed" xlink:actuate="onLoad"/></draw:frame></text:p>
          </table:table-cell>
        </table:table-row>
      </table:table>
      <text:p text:style-name="P3"/>
      <table:table table:name="Tabelle3" table:style-name="Tabelle3">
        <table:table-column table:style-name="Tabelle3.A" table:number-columns-repeated="5"/>
        <table:table-row>
          <table:table-cell table:style-name="Tabelle3.A1" office:value-type="string">
            <text:p text:style-name="P5">Init\Neurons</text:p>
          </table:table-cell>
          <table:table-cell table:style-name="Tabelle3.A1" office:value-type="string">
            <text:p text:style-name="P5">10</text:p>
          </table:table-cell>
          <table:table-cell table:style-name="Tabelle3.A1" office:value-type="string">
            <text:p text:style-name="P5">20</text:p>
          </table:table-cell>
          <table:table-cell table:style-name="Tabelle3.A1" office:value-type="string">
            <text:p text:style-name="P5">50</text:p>
          </table:table-cell>
          <table:table-cell table:style-name="Tabelle3.E1" office:value-type="string">
            <text:p text:style-name="P5">100</text:p>
          </table:table-cell>
        </table:table-row>
        <table:table-row>
          <table:table-cell table:style-name="Tabelle3.A2" office:value-type="string">
            <text:p text:style-name="P5">range[-1,1]</text:p>
            <text:p text:style-name="P5">+uniform[-0.2,0.2]</text:p>
          </table:table-cell>
          <table:table-cell table:style-name="Tabelle3.A2" office:value-type="string">
            <text:p text:style-name="P8">0.9339</text:p>
            <text:p text:style-name="P8">0.9327</text:p>
          </table:table-cell>
          <table:table-cell table:style-name="Tabelle3.A2" office:value-type="string">
            <text:p text:style-name="P7">0.9472<text:line-break/>0.9454</text:p>
          </table:table-cell>
          <table:table-cell table:style-name="Tabelle3.A2" office:value-type="string">
            <text:p text:style-name="P7">0.9615<text:line-break/>0.9594</text:p>
          </table:table-cell>
          <table:table-cell table:style-name="Tabelle3.E2" office:value-type="string">
            <text:p text:style-name="P5">0.9698</text:p>
            <text:p text:style-name="P5">0.9696</text:p>
          </table:table-cell>
        </table:table-row>
        <table:table-row>
          <table:table-cell table:style-name="Tabelle3.A2" office:value-type="string">
            <text:p text:style-name="P6">range[-1,1]</text:p>
          </table:table-cell>
          <table:table-cell table:style-name="Tabelle3.A2" office:value-type="string">
            <text:p text:style-name="P9">0.9267</text:p>
            <text:p text:style-name="P9">0.935</text:p>
          </table:table-cell>
          <table:table-cell table:style-name="Tabelle3.A2" office:value-type="string">
            <text:p text:style-name="P10">0.9464<text:line-break/>0.9487</text:p>
          </table:table-cell>
          <table:table-cell table:style-name="Tabelle3.A2" office:value-type="string">
            <text:p text:style-name="P11">0.9623</text:p>
            <text:p text:style-name="P11">0.9619</text:p>
          </table:table-cell>
          <table:table-cell table:style-name="Tabelle3.E2" office:value-type="string">
            <text:p text:style-name="P12">0.9673<text:line-break/><text:span text:style-name="T2">0.966</text:span></text:p>
          </table:table-cell>
        </table:table-row>
        <table:table-row>
          <table:table-cell table:style-name="Tabelle3.A2" office:value-type="string">
            <text:p text:style-name="P6">uniform[-0.2,0.2]</text:p>
          </table:table-cell>
          <table:table-cell table:style-name="Tabelle3.A2" office:value-type="string">
            <text:p text:style-name="P16">0.9291</text:p>
            <text:p text:style-name="P16">0.9349</text:p>
          </table:table-cell>
          <table:table-cell table:style-name="Tabelle3.A2" office:value-type="string">
            <text:p text:style-name="P15">0.9539</text:p>
            <text:p text:style-name="P15">0.9556</text:p>
          </table:table-cell>
          <table:table-cell table:style-name="Tabelle3.A2" office:value-type="string">
            <text:p text:style-name="P14">0.9725</text:p>
            <text:p text:style-name="P15">0.9738</text:p>
          </table:table-cell>
          <table:table-cell table:style-name="Tabelle3.E2" office:value-type="string">
            <text:p text:style-name="P13">0.9781</text:p>
            <text:p text:style-name="P14">0.9793</text:p>
          </table:table-cell>
        </table:table-row>
        <table:table-row>
          <table:table-cell table:style-name="Tabelle3.A2" office:value-type="string">
            <text:p text:style-name="P6"/>
          </table:table-cell>
          <table:table-cell table:style-name="Tabelle3.A2" office:value-type="string">
            <text:p text:style-name="P16"/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4"/>
          </table:table-cell>
          <table:table-cell table:style-name="Tabelle3.E2" office:value-type="string">
            <text:p text:style-name="P13"/>
          </table:table-cell>
        </table:table-row>
      </table:table>
      <text:p text:style-name="P2"><text:line-break/><text:span text:style-name="T3">Mit mehr Neuronen ist das Ergebnis besser.</text:span></text:p>
      <text:p text:style-name="P18"><text:span text:style-name="T4">100‘000 Iterationen</text:span><text:span text:style-name="T3"><text:line-break/></text:span>uniform[-0.2,0.2]</text:p>
      <table:table table:name="Tabelle4" table:style-name="Tabelle4">
        <table:table-column table:style-name="Tabelle4.A" table:number-columns-repeated="5"/>
        <table:table-row>
          <table:table-cell table:style-name="Tabelle4.A1" office:value-type="string">
            <text:p text:style-name="P19">0.3451</text:p>
          </table:table-cell>
          <table:table-cell table:style-name="Tabelle4.A1" office:value-type="string">
            <text:p text:style-name="Table_20_Contents"><draw:frame draw:style-name="fr1" draw:name="Bild41" text:anchor-type="paragraph" svg:width="2.499cm" svg:height="2.499cm" draw:z-index="40"><draw:image xlink:href="Pictures/100000000000001C0000001C93C93C8B048A1A7D.png" xlink:type="simple" xlink:show="embed" xlink:actuate="onLoad"/></draw:frame></text:p>
          </table:table-cell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Table_20_Contents"/>
          </table:table-cell>
          <table:table-cell table:style-name="Tabelle4.E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9">0.4988</text:p>
          </table:table-cell>
          <table:table-cell table:style-name="Tabelle4.A2" office:value-type="string">
            <text:p text:style-name="Table_20_Contents"><draw:frame draw:style-name="fr1" draw:name="Bild42" text:anchor-type="paragraph" svg:width="2.499cm" svg:height="2.499cm" draw:z-index="41"><draw:image xlink:href="Pictures/100000000000001C0000001C017673EF4D752038.png" xlink:type="simple" xlink:show="embed" xlink:actuate="onLoad"/></draw:frame></text:p>
          </table:table-cell>
          <table:table-cell table:style-name="Tabelle4.A2" office:value-type="string">
            <text:p text:style-name="Table_20_Contents"><draw:frame draw:style-name="fr1" draw:name="Bild43" text:anchor-type="paragraph" svg:width="2.499cm" svg:height="2.499cm" draw:z-index="42"><draw:image xlink:href="Pictures/100000000000001C0000001C15262C99DB5FC336.png" xlink:type="simple" xlink:show="embed" xlink:actuate="onLoad"/></draw:frame></text:p>
          </table:table-cell>
          <table:table-cell table:style-name="Tabelle4.A2" office:value-type="string">
            <text:p text:style-name="Table_20_Contents"/>
          </table:table-cell>
          <table:table-cell table:style-name="Tabelle4.E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9">0.7658</text:p>
          </table:table-cell>
          <table:table-cell table:style-name="Tabelle4.A2" office:value-type="string">
            <text:p text:style-name="Table_20_Contents"><draw:frame draw:style-name="fr1" draw:name="Bild44" text:anchor-type="paragraph" svg:width="2.499cm" svg:height="2.499cm" draw:z-index="43"><draw:image xlink:href="Pictures/100000000000001C0000001C3BD493BF56F755D7.png" xlink:type="simple" xlink:show="embed" xlink:actuate="onLoad"/></draw:frame></text:p>
          </table:table-cell>
          <table:table-cell table:style-name="Tabelle4.A2" office:value-type="string">
            <text:p text:style-name="Table_20_Contents"><draw:frame draw:style-name="fr1" draw:name="Bild45" text:anchor-type="paragraph" svg:width="2.499cm" svg:height="2.499cm" draw:z-index="44"><draw:image xlink:href="Pictures/100000000000001C0000001C620C5023AD293716.png" xlink:type="simple" xlink:show="embed" xlink:actuate="onLoad"/></draw:frame></text:p>
          </table:table-cell>
          <table:table-cell table:style-name="Tabelle4.A2" office:value-type="string">
            <text:p text:style-name="Table_20_Contents"><draw:frame draw:style-name="fr1" draw:name="Bild46" text:anchor-type="paragraph" svg:width="2.499cm" svg:height="2.499cm" draw:z-index="45"><draw:image xlink:href="Pictures/100000000000001C0000001C24905797DC9158A4.png" xlink:type="simple" xlink:show="embed" xlink:actuate="onLoad"/></draw:frame></text:p>
          </table:table-cell>
          <table:table-cell table:style-name="Tabelle4.E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19">0.8553</text:p>
          </table:table-cell>
          <table:table-cell table:style-name="Tabelle4.A2" office:value-type="string">
            <text:p text:style-name="Table_20_Contents"><draw:frame draw:style-name="fr2" draw:name="Bild50" text:anchor-type="paragraph" svg:width="2.499cm" svg:height="2.499cm" draw:z-index="49"><draw:image xlink:href="Pictures/100000000000001C0000001C9DAF8250290992E2.png" xlink:type="simple" xlink:show="embed" xlink:actuate="onLoad"/></draw:frame></text:p>
          </table:table-cell>
          <table:table-cell table:style-name="Tabelle4.A2" office:value-type="string">
            <text:p text:style-name="Table_20_Contents"><draw:frame draw:style-name="fr2" draw:name="Bild47" text:anchor-type="paragraph" svg:width="2.499cm" svg:height="2.499cm" draw:z-index="46"><draw:image xlink:href="Pictures/100000000000001C0000001CA726232871F6B3E2.png" xlink:type="simple" xlink:show="embed" xlink:actuate="onLoad"/></draw:frame></text:p>
          </table:table-cell>
          <table:table-cell table:style-name="Tabelle4.A2" office:value-type="string">
            <text:p text:style-name="Table_20_Contents"><draw:frame draw:style-name="fr2" draw:name="Bild48" text:anchor-type="paragraph" svg:width="2.499cm" svg:height="2.499cm" draw:z-index="47"><draw:image xlink:href="Pictures/100000000000001C0000001CE901D144617800DE.png" xlink:type="simple" xlink:show="embed" xlink:actuate="onLoad"/></draw:frame></text:p>
          </table:table-cell>
          <table:table-cell table:style-name="Tabelle4.E2" office:value-type="string">
            <text:p text:style-name="Table_20_Contents"><draw:frame draw:style-name="fr2" draw:name="Bild49" text:anchor-type="paragraph" svg:width="2.499cm" svg:height="2.499cm" draw:z-index="48"><draw:image xlink:href="Pictures/100000000000001C0000001CA2B402E202FBB28B.png" xlink:type="simple" xlink:show="embed" xlink:actuate="onLoad"/></draw:frame></text:p>
          </table:table-cell>
        </table:table-row>
      </table:table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23:14:51.445851974</meta:creation-date>
    <dc:date>2017-06-23T21:38:06.896324051</dc:date>
    <meta:editing-duration>PT2H29M49S</meta:editing-duration>
    <meta:editing-cycles>17</meta:editing-cycles>
    <meta:generator>LibreOffice/5.1.6.2$Linux_X86_64 LibreOffice_project/10m0$Build-2</meta:generator>
    <meta:document-statistic meta:table-count="4" meta:image-count="50" meta:object-count="0" meta:page-count="4" meta:paragraph-count="37" meta:word-count="55" meta:character-count="429" meta:non-whitespace-character-count="408"/>
  </office:meta>
</office:document-meta>
</file>